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language="en" fo:country="US"/>
    </style:style>
    <style:style style:name="P2" style:family="paragraph" style:parent-style-name="Standard">
      <style:paragraph-properties fo:text-align="start" style:justify-single-word="false"/>
      <style:text-properties style:font-name="Liberation Sans"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Committee</text:p>
      <text:p text:style-name="P1">Supreme Court of India</text:p>
      <text:p text:style-name="P1"/>
      <text:p text:style-name="P1"/>
      <text:p text:style-name="P2">To,</text:p>
      <text:p text:style-name="P2"/>
      <text:p text:style-name="P2">#addressee</text:p>
      <text:p text:style-name="P2">#address</text:p>
      <text:p text:style-name="P2"/>
      <text:p text:style-name="P2">Dear Madam/Sir,</text:p>
      <text:p text:style-name="P2"/>
      <text:p text:style-name="P2">Subject : #subjec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8T10:50:02.495883998</meta:creation-date>
    <dc:title>libreoffice</dc:title>
    <meta:editing-duration>PT1S</meta:editing-duration>
    <meta:editing-cycles>2</meta:editing-cycles>
    <meta:generator>LibreOffice/3.5$Linux_x86 LibreOffice_project/350m1$Build-2</meta:generator>
    <meta:initial-creator>ubuntu </meta:initial-creator>
    <dc:date>2015-01-08T10:51:54.895197490</dc:date>
    <dc:creator>ubuntu </dc:creator>
    <meta:document-statistic meta:table-count="0" meta:image-count="0" meta:object-count="0" meta:page-count="1" meta:paragraph-count="7" meta:word-count="13" meta:character-count="86" meta:non-whitespace-character-count="80"/>
    <meta:template xlink:type="simple" xlink:actuate="onRequest" xlink:title="libreoffice" xlink:href="../../../../../../Downloads/.config/libreoffice/4/user/template/libreoffice.ott" meta:date="2015-01-08T10:50:01.67"/>
  </office:meta>
</office:document-meta>
</file>